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9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7-0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7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5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5-02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1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4205714286" calcext:value-type="float">
            <text:p>11.8014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122675" calcext:value-type="float">
            <text:p>12.101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89616" calcext:value-type="float">
            <text:p>12.46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655175" calcext:value-type="float">
            <text:p>12.7965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8936774194" calcext:value-type="float">
            <text:p>13.270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5225806452" calcext:value-type="float">
            <text:p>13.50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5085" calcext:value-type="float">
            <text:p>13.212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5496774194" calcext:value-type="float">
            <text:p>12.423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21325" calcext:value-type="float">
            <text:p>12.374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56328" calcext:value-type="float">
            <text:p>11.89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6329" calcext:value-type="float">
            <text:p>11.776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89726896552" calcext:value-type="float">
            <text:p>11.8289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53602580645" calcext:value-type="float">
            <text:p>12.235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39725" calcext:value-type="float">
            <text:p>12.703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71088" calcext:value-type="float">
            <text:p>13.0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006325" calcext:value-type="float">
            <text:p>13.4600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79944" calcext:value-type="float">
            <text:p>13.46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8317419355" calcext:value-type="float">
            <text:p>13.684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04725" calcext:value-type="float">
            <text:p>13.7130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41904516129" calcext:value-type="float">
            <text:p>13.224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7152516129" calcext:value-type="float">
            <text:p>12.687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76802580645" calcext:value-type="float">
            <text:p>11.747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8074285714" calcext:value-type="float">
            <text:p>11.7398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72650909091" calcext:value-type="float">
            <text:p>12.47726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64488" calcext:value-type="float">
            <text:p>12.83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7048" calcext:value-type="float">
            <text:p>13.36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92825" calcext:value-type="float">
            <text:p>13.309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74291612903" calcext:value-type="float">
            <text:p>13.3274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8562580645" calcext:value-type="float">
            <text:p>13.1558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02178064516" calcext:value-type="float">
            <text:p>12.730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5616" calcext:value-type="float">
            <text:p>12.6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01128" calcext:value-type="float">
            <text:p>12.1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1999483871" calcext:value-type="float">
            <text:p>12.531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7320516129" calcext:value-type="float">
            <text:p>12.507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38504" calcext:value-type="float">
            <text:p>12.8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29725" calcext:value-type="float">
            <text:p>13.0462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0328" calcext:value-type="float">
            <text:p>13.06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12578064516" calcext:value-type="float">
            <text:p>13.4312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8984516129" calcext:value-type="float">
            <text:p>13.628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662" calcext:value-type="float">
            <text:p>13.59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9993" calcext:value-type="float">
            <text:p>13.659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38192" calcext:value-type="float">
            <text:p>13.1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06647272727" calcext:value-type="float">
            <text:p>12.73066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24851428571" calcext:value-type="float">
            <text:p>12.3724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30864516129" calcext:value-type="float">
            <text:p>12.77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4625" calcext:value-type="float">
            <text:p>13.225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10168" calcext:value-type="float">
            <text:p>13.57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31275" calcext:value-type="float">
            <text:p>13.551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03704" calcext:value-type="float">
            <text:p>14.19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0590967742" calcext:value-type="float">
            <text:p>14.4100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49" calcext:value-type="float">
            <text:p>13.82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55622857143" calcext:value-type="float">
            <text:p>11.9555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6719483871" calcext:value-type="float">
            <text:p>12.1967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5904" calcext:value-type="float">
            <text:p>12.52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2740645161" calcext:value-type="float">
            <text:p>12.627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40348387097" calcext:value-type="float">
            <text:p>12.864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48673548387" calcext:value-type="float">
            <text:p>13.0848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01246451613" calcext:value-type="float">
            <text:p>13.140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1798709677" calcext:value-type="float">
            <text:p>12.955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5747096774" calcext:value-type="float">
            <text:p>12.316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6288" calcext:value-type="float">
            <text:p>11.99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510075" calcext:value-type="float">
            <text:p>11.8551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1548571429" calcext:value-type="float">
            <text:p>12.1791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908475" calcext:value-type="float">
            <text:p>12.4890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2655483871" calcext:value-type="float">
            <text:p>12.522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5224615385" calcext:value-type="float">
            <text:p>12.5915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49222857143" calcext:value-type="float">
            <text:p>13.1849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5848" calcext:value-type="float">
            <text:p>13.5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45545806452" calcext:value-type="float">
            <text:p>13.384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2689032258" calcext:value-type="float">
            <text:p>13.360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65216" calcext:value-type="float">
            <text:p>13.26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055475" calcext:value-type="float">
            <text:p>12.820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468" calcext:value-type="float">
            <text:p>12.25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0730322581" calcext:value-type="float">
            <text:p>12.088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0788" calcext:value-type="float">
            <text:p>12.40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17125" calcext:value-type="float">
            <text:p>12.8001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61630967742" calcext:value-type="float">
            <text:p>12.956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71525" calcext:value-type="float">
            <text:p>13.723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39528" calcext:value-type="float">
            <text:p>13.6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983225807" calcext:value-type="float">
            <text:p>13.639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174375" calcext:value-type="float">
            <text:p>13.9517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8648" calcext:value-type="float">
            <text:p>14.0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128775" calcext:value-type="float">
            <text:p>13.351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88136" calcext:value-type="float">
            <text:p>12.8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1155" calcext:value-type="float">
            <text:p>12.7351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1892" calcext:value-type="float">
            <text:p>12.8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8258823529" calcext:value-type="float">
            <text:p>13.35382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1184" calcext:value-type="float">
            <text:p>13.7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7061538461" calcext:value-type="float">
            <text:p>15.05770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70224" calcext:value-type="float">
            <text:p>14.3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4373" calcext:value-type="float">
            <text:p>14.414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3536" calcext:value-type="float">
            <text:p>13.7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450875" calcext:value-type="float">
            <text:p>13.2145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6204137931" calcext:value-type="float">
            <text:p>13.4116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895025" calcext:value-type="float">
            <text:p>13.6989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60978064516" calcext:value-type="float">
            <text:p>14.0560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43215483871" calcext:value-type="float">
            <text:p>14.494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7056516129" calcext:value-type="float">
            <text:p>14.967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852137931" calcext:value-type="float">
            <text:p>15.47585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335" calcext:value-type="float">
            <text:p>15.3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1827096774" calcext:value-type="float">
            <text:p>15.2761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60903225807" calcext:value-type="float">
            <text:p>15.176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44957419355" calcext:value-type="float">
            <text:p>14.044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0088" calcext:value-type="float">
            <text:p>13.1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492875" calcext:value-type="float">
            <text:p>12.7649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27034285714" calcext:value-type="float">
            <text:p>12.8127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2887" calcext:value-type="float">
            <text:p>13.1928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92619354839" calcext:value-type="float">
            <text:p>13.75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03489032258" calcext:value-type="float">
            <text:p>14.000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83532903226" calcext:value-type="float">
            <text:p>14.158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9406451613" calcext:value-type="float">
            <text:p>14.334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57210322581" calcext:value-type="float">
            <text:p>14.605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12967741936" calcext:value-type="float">
            <text:p>14.431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7052903226" calcext:value-type="float">
            <text:p>13.9267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51065" calcext:value-type="float">
            <text:p>13.425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1029677419" calcext:value-type="float">
            <text:p>12.942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00967741936" calcext:value-type="float">
            <text:p>12.450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09614285714" calcext:value-type="float">
            <text:p>12.5909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237" calcext:value-type="float">
            <text:p>13.326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2327483871" calcext:value-type="float">
            <text:p>13.6323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9425" calcext:value-type="float">
            <text:p>14.017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5656" calcext:value-type="float">
            <text:p>14.2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7103483871" calcext:value-type="float">
            <text:p>14.5071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4632" calcext:value-type="float">
            <text:p>14.78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66184" calcext:value-type="float">
            <text:p>14.3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50135" calcext:value-type="float">
            <text:p>14.205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2568" calcext:value-type="float">
            <text:p>13.71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827475" calcext:value-type="float">
            <text:p>13.628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6178" calcext:value-type="float">
            <text:p>13.616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2365" calcext:value-type="float">
            <text:p>14.084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7488" calcext:value-type="float">
            <text:p>15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2272" calcext:value-type="float">
            <text:p>16.1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9075" calcext:value-type="float">
            <text:p>16.404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4606451613" calcext:value-type="float">
            <text:p>16.590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26067096774" calcext:value-type="float">
            <text:p>16.382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5496774194" calcext:value-type="float">
            <text:p>15.471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33899354839" calcext:value-type="float">
            <text:p>14.783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9899354839" calcext:value-type="float">
            <text:p>14.630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03815172414" calcext:value-type="float">
            <text:p>14.85038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1494" calcext:value-type="float">
            <text:p>15.001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78155" calcext:value-type="float">
            <text:p>15.2878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4216" calcext:value-type="float">
            <text:p>15.64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81829677419" calcext:value-type="float">
            <text:p>15.868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31215483871" calcext:value-type="float">
            <text:p>16.323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21032258064" calcext:value-type="float">
            <text:p>16.582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86235" calcext:value-type="float">
            <text:p>16.4186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60584" calcext:value-type="float">
            <text:p>16.26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40065" calcext:value-type="float">
            <text:p>16.054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23904" calcext:value-type="float">
            <text:p>15.11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01545" calcext:value-type="float">
            <text:p>14.1901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47" calcext:value-type="float">
            <text:p>14.04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21058064516" calcext:value-type="float">
            <text:p>14.882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23448" calcext:value-type="float">
            <text:p>15.05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715375" calcext:value-type="float">
            <text:p>15.3271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90975" calcext:value-type="float">
            <text:p>15.660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0603870968" calcext:value-type="float">
            <text:p>15.465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2730322581" calcext:value-type="float">
            <text:p>14.831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2307096774" calcext:value-type="float">
            <text:p>14.136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44498064516" calcext:value-type="float">
            <text:p>13.8244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738375" calcext:value-type="float">
            <text:p>13.3573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57768571429" calcext:value-type="float">
            <text:p>13.34577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49535483871" calcext:value-type="float">
            <text:p>13.454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18634285714" calcext:value-type="float">
            <text:p>13.7118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09264" calcext:value-type="float">
            <text:p>14.3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3908" calcext:value-type="float">
            <text:p>14.50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95672258064" calcext:value-type="float">
            <text:p>14.57956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2753548387" calcext:value-type="float">
            <text:p>14.444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51915" calcext:value-type="float">
            <text:p>14.105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3027096774" calcext:value-type="float">
            <text:p>13.9503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1027096774" calcext:value-type="float">
            <text:p>13.8741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79667096774" calcext:value-type="float">
            <text:p>13.5479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7352258065" calcext:value-type="float">
            <text:p>13.637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81722857143" calcext:value-type="float">
            <text:p>13.7881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61025" calcext:value-type="float">
            <text:p>14.0266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66837142857" calcext:value-type="float">
            <text:p>14.3966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535483871" calcext:value-type="float">
            <text:p>14.9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8536774194" calcext:value-type="float">
            <text:p>15.2368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5928" calcext:value-type="float">
            <text:p>15.63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0035" calcext:value-type="float">
            <text:p>16.0300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9966451613" calcext:value-type="float">
            <text:p>15.9259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58175483871" calcext:value-type="float">
            <text:p>15.795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3248" calcext:value-type="float">
            <text:p>15.27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59935" calcext:value-type="float">
            <text:p>14.4259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20416551724" calcext:value-type="float">
            <text:p>14.3120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7816" calcext:value-type="float">
            <text:p>14.58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16112" calcext:value-type="float">
            <text:p>14.82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1216" calcext:value-type="float">
            <text:p>15.2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806" calcext:value-type="float">
            <text:p>15.59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88769032258" calcext:value-type="float">
            <text:p>15.938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101" calcext:value-type="float">
            <text:p>15.794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01765" calcext:value-type="float">
            <text:p>15.890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8272" calcext:value-type="float">
            <text:p>15.40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77065" calcext:value-type="float">
            <text:p>15.1777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04232258065" calcext:value-type="float">
            <text:p>14.570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66625" calcext:value-type="float">
            <text:p>14.4746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6700689655" calcext:value-type="float">
            <text:p>14.83367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67775" calcext:value-type="float">
            <text:p>14.9476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50027586207" calcext:value-type="float">
            <text:p>15.065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6336" calcext:value-type="float">
            <text:p>15.43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759725" calcext:value-type="float">
            <text:p>15.8275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89008" calcext:value-type="float">
            <text:p>16.1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80968421053" calcext:value-type="float">
            <text:p>17.2580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5305806452" calcext:value-type="float">
            <text:p>17.0025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6472727273" calcext:value-type="float">
            <text:p>17.3246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079025" calcext:value-type="float">
            <text:p>16.990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3396363636" calcext:value-type="float">
            <text:p>15.6483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9692903226" calcext:value-type="float">
            <text:p>14.895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9" calcext:value-type="float">
            <text:p>14.8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9625806452" calcext:value-type="float">
            <text:p>15.12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1513846154" calcext:value-type="float">
            <text:p>15.39615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82990967742" calcext:value-type="float">
            <text:p>15.5682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4116" calcext:value-type="float">
            <text:p>15.9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25775483871" calcext:value-type="float">
            <text:p>16.542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7726451613" calcext:value-type="float">
            <text:p>16.419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8156" calcext:value-type="float">
            <text:p>16.48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7447483871" calcext:value-type="float">
            <text:p>16.497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42288" calcext:value-type="float">
            <text:p>15.39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68712258065" calcext:value-type="float">
            <text:p>15.1068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96488571429" calcext:value-type="float">
            <text:p>15.3696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7801290323" calcext:value-type="float">
            <text:p>15.6807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25380645161" calcext:value-type="float">
            <text:p>15.882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32616" calcext:value-type="float">
            <text:p>16.3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7411612903" calcext:value-type="float">
            <text:p>16.585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1485" calcext:value-type="float">
            <text:p>16.809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3432" calcext:value-type="float">
            <text:p>17.37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48273548387" calcext:value-type="float">
            <text:p>16.5748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64312258065" calcext:value-type="float">
            <text:p>15.396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8199" calcext:value-type="float">
            <text:p>15.308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5688" calcext:value-type="float">
            <text:p>15.44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6575" calcext:value-type="float">
            <text:p>15.54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9499354839" calcext:value-type="float">
            <text:p>15.834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0289032258" calcext:value-type="float">
            <text:p>16.0120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22544516129" calcext:value-type="float">
            <text:p>16.022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6184" calcext:value-type="float">
            <text:p>16.8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90658064516" calcext:value-type="float">
            <text:p>17.229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2170322581" calcext:value-type="float">
            <text:p>16.288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5072" calcext:value-type="float">
            <text:p>16.7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5450322581" calcext:value-type="float">
            <text:p>15.864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4488" calcext:value-type="float">
            <text:p>15.2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20018064516" calcext:value-type="float">
            <text:p>14.8120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1808571429" calcext:value-type="float">
            <text:p>14.6731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10818064516" calcext:value-type="float">
            <text:p>15.0710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4330322581" calcext:value-type="float">
            <text:p>15.349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18656" calcext:value-type="float">
            <text:p>15.8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4056774194" calcext:value-type="float">
            <text:p>15.843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38896" calcext:value-type="float">
            <text:p>16.0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2728516129" calcext:value-type="float">
            <text:p>16.152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84939354839" calcext:value-type="float">
            <text:p>16.758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5985" calcext:value-type="float">
            <text:p>15.075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9424" calcext:value-type="float">
            <text:p>14.57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01052903226" calcext:value-type="float">
            <text:p>14.460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18694285714" calcext:value-type="float">
            <text:p>14.5218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7863225807" calcext:value-type="float">
            <text:p>15.0297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65468387097" calcext:value-type="float">
            <text:p>15.436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45072" calcext:value-type="float">
            <text:p>15.89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94717419355" calcext:value-type="float">
            <text:p>16.519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4152" calcext:value-type="float">
            <text:p>16.5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94952258065" calcext:value-type="float">
            <text:p>16.2894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30291612903" calcext:value-type="float">
            <text:p>16.2230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1664" calcext:value-type="float">
            <text:p>16.11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87894193548" calcext:value-type="float">
            <text:p>16.4187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6272" calcext:value-type="float">
            <text:p>16.1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76975483871" calcext:value-type="float">
            <text:p>15.597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8934285714" calcext:value-type="float">
            <text:p>15.4758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11212903226" calcext:value-type="float">
            <text:p>15.731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4984" calcext:value-type="float">
            <text:p>16.2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31042580645" calcext:value-type="float">
            <text:p>16.283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3808" calcext:value-type="float">
            <text:p>16.48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52668387097" calcext:value-type="float">
            <text:p>16.6252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25975" calcext:value-type="float">
            <text:p>16.937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6764137931" calcext:value-type="float">
            <text:p>16.9076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3416774194" calcext:value-type="float">
            <text:p>16.093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81792" calcext:value-type="float">
            <text:p>15.0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1094193548" calcext:value-type="float">
            <text:p>14.788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5037241379" calcext:value-type="float">
            <text:p>14.90850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83001290323" calcext:value-type="float">
            <text:p>14.8883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03181935484" calcext:value-type="float">
            <text:p>15.180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43808" calcext:value-type="float">
            <text:p>15.5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92356129032" calcext:value-type="float">
            <text:p>15.859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59088" calcext:value-type="float">
            <text:p>16.13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8178064516" calcext:value-type="float">
            <text:p>16.768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12350967742" calcext:value-type="float">
            <text:p>16.9612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54528" calcext:value-type="float">
            <text:p>16.80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21375483871" calcext:value-type="float">
            <text:p>16.832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57696" calcext:value-type="float">
            <text:p>15.8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49563870968" calcext:value-type="float">
            <text:p>15.394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58142857143" calcext:value-type="float">
            <text:p>15.495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4701935484" calcext:value-type="float">
            <text:p>15.6344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2216774194" calcext:value-type="float">
            <text:p>15.8952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66784" calcext:value-type="float">
            <text:p>16.1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3352727273" calcext:value-type="float">
            <text:p>16.22533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472" calcext:value-type="float">
            <text:p>16.4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569152" calcext:value-type="float">
            <text:p>16.825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5654193548" calcext:value-type="float">
            <text:p>16.912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30822068966" calcext:value-type="float">
            <text:p>16.88308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4297142857" calcext:value-type="float">
            <text:p>16.5554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53316129032" calcext:value-type="float">
            <text:p>15.86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867" calcext:value-type="float">
            <text:p>16.02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4876923077" calcext:value-type="float">
            <text:p>16.3284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72732903226" calcext:value-type="float">
            <text:p>16.947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06312" calcext:value-type="float">
            <text:p>17.1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5827096774" calcext:value-type="float">
            <text:p>17.714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97824516129" calcext:value-type="float">
            <text:p>17.579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4616" calcext:value-type="float">
            <text:p>16.97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4686451613" calcext:value-type="float">
            <text:p>15.892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164" calcext:value-type="float">
            <text:p>14.90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42632258065" calcext:value-type="float">
            <text:p>14.814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49574285714" calcext:value-type="float">
            <text:p>14.8449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3889032258" calcext:value-type="float">
            <text:p>15.0823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1633548387" calcext:value-type="float">
            <text:p>15.4531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71872" calcext:value-type="float">
            <text:p>15.74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97447741936" calcext:value-type="float">
            <text:p>15.7297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80048" calcext:value-type="float">
            <text:p>15.88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8105806452" calcext:value-type="float">
            <text:p>16.194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74944516129" calcext:value-type="float">
            <text:p>16.037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9152" calcext:value-type="float">
            <text:p>15.6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29685714286" calcext:value-type="float">
            <text:p>15.042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4168" calcext:value-type="float">
            <text:p>14.99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2523870968" calcext:value-type="float">
            <text:p>15.0962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65586206897" calcext:value-type="float">
            <text:p>15.4265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9372903226" calcext:value-type="float">
            <text:p>15.782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09878709677" calcext:value-type="float">
            <text:p>15.990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61424" calcext:value-type="float">
            <text:p>16.17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0614193548" calcext:value-type="float">
            <text:p>16.3090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9992" calcext:value-type="float">
            <text:p>16.40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79858064516" calcext:value-type="float">
            <text:p>16.207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8572903226" calcext:value-type="float">
            <text:p>16.2858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9383529412" calcext:value-type="float">
            <text:p>16.225938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1148" calcext:value-type="float">
            <text:p>16.5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35145806452" calcext:value-type="float">
            <text:p>16.493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6297142857" calcext:value-type="float">
            <text:p>16.6316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13105882353" calcext:value-type="float">
            <text:p>16.76131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54851428571" calcext:value-type="float">
            <text:p>17.3254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24488" calcext:value-type="float">
            <text:p>17.6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73522580645" calcext:value-type="float">
            <text:p>18.26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31" calcext:value-type="float">
            <text:p>18.4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25171612903" calcext:value-type="float">
            <text:p>18.2225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47078709677" calcext:value-type="float">
            <text:p>19.084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71056" calcext:value-type="float">
            <text:p>18.44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699525" calcext:value-type="float">
            <text:p>17.106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64344" calcext:value-type="float">
            <text:p>16.22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08317419355" calcext:value-type="float">
            <text:p>15.970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12825714286" calcext:value-type="float">
            <text:p>16.0312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01192258065" calcext:value-type="float">
            <text:p>16.7101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47344516129" calcext:value-type="float">
            <text:p>16.814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4936" calcext:value-type="float">
            <text:p>16.85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54745806452" calcext:value-type="float">
            <text:p>16.935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2136" calcext:value-type="float">
            <text:p>17.27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7233548387" calcext:value-type="float">
            <text:p>17.647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19744516129" calcext:value-type="float">
            <text:p>17.591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9772903226" calcext:value-type="float">
            <text:p>16.864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15489032258" calcext:value-type="float">
            <text:p>15.981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34054285714" calcext:value-type="float">
            <text:p>16.1434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0077419355" calcext:value-type="float">
            <text:p>16.23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3886451613" calcext:value-type="float">
            <text:p>16.3953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9448" calcext:value-type="float">
            <text:p>16.55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32771612903" calcext:value-type="float">
            <text:p>16.683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7928" calcext:value-type="float">
            <text:p>16.85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34841290323" calcext:value-type="float">
            <text:p>17.5034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6167483871" calcext:value-type="float">
            <text:p>17.6861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244" calcext:value-type="float">
            <text:p>16.9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155" calcext:value-type="float">
            <text:p>16.09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8011034483" calcext:value-type="float">
            <text:p>15.85580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0763870968" calcext:value-type="float">
            <text:p>15.974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97210322581" calcext:value-type="float">
            <text:p>16.129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1721290323" calcext:value-type="float">
            <text:p>16.912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17336" calcext:value-type="float">
            <text:p>17.1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91638709677" calcext:value-type="float">
            <text:p>17.399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73367741936" calcext:value-type="float">
            <text:p>17.037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3872" calcext:value-type="float">
            <text:p>16.7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73494193548" calcext:value-type="float">
            <text:p>16.327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892" calcext:value-type="float">
            <text:p>15.2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9718709677" calcext:value-type="float">
            <text:p>15.1009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22614285714" calcext:value-type="float">
            <text:p>15.3722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8629677419" calcext:value-type="float">
            <text:p>15.593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10921290323" calcext:value-type="float">
            <text:p>15.891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26672" calcext:value-type="float">
            <text:p>16.41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9176" calcext:value-type="float">
            <text:p>17.19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60286451613" calcext:value-type="float">
            <text:p>17.7060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37788387097" calcext:value-type="float">
            <text:p>17.6737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03696" calcext:value-type="float">
            <text:p>17.13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3940645161" calcext:value-type="float">
            <text:p>16.635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7944" calcext:value-type="float">
            <text:p>15.80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70503225807" calcext:value-type="float">
            <text:p>15.237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92331428571" calcext:value-type="float">
            <text:p>15.3092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13357419355" calcext:value-type="float">
            <text:p>15.431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02944516129" calcext:value-type="float">
            <text:p>15.580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8246153846" calcext:value-type="float">
            <text:p>15.6538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98186666667" calcext:value-type="float">
            <text:p>16.15981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84288" calcext:value-type="float">
            <text:p>15.9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0735483871" calcext:value-type="float">
            <text:p>15.93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81127741936" calcext:value-type="float">
            <text:p>16.3881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99976" calcext:value-type="float">
            <text:p>16.43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80195" calcext:value-type="float">
            <text:p>16.158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2312" calcext:value-type="float">
            <text:p>15.71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15094193548" calcext:value-type="float">
            <text:p>15.321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3725714286" calcext:value-type="float">
            <text:p>15.2273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36441290323" calcext:value-type="float">
            <text:p>14.973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8309677419" calcext:value-type="float">
            <text:p>15.337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14454193548" calcext:value-type="float">
            <text:p>15.5714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68121290323" calcext:value-type="float">
            <text:p>15.936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0608" calcext:value-type="float">
            <text:p>16.20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97136551724" calcext:value-type="float">
            <text:p>16.25971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53716129032" calcext:value-type="float">
            <text:p>16.185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84544" calcext:value-type="float">
            <text:p>15.8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0685714286" calcext:value-type="float">
            <text:p>15.0810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898" calcext:value-type="float">
            <text:p>14.6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63431724138" calcext:value-type="float">
            <text:p>14.80634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9060810112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34" meta:object-count="0"/>
    <meta:user-defined meta:name="AppVersion">3.0</meta:user-defined>
  </office:meta>
</office:document-meta>
</file>